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21c1" officeooo:paragraph-rsid="000921c1"/>
    </style:style>
    <style:style style:name="T1" style:family="text">
      <style:text-properties officeooo:rsid="000a4e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a yo soy Laura, <text:span text:style-name="T1">me gusta escribir en Libre Office Writer.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3:22:15.545000000</meta:creation-date>
    <dc:date>2018-06-27T13:28:17.582000000</dc:date>
    <meta:editing-duration>PT6M3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" meta:word-count="11" meta:character-count="60" meta:non-whitespace-character-count="50"/>
  </office:meta>
</office:document-meta>
</file>